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font-size="10pt" style:font-size-asian="10pt" style:font-size-complex="10pt"/>
    </style:style>
    <style:style style:name="P2" style:family="paragraph" style:parent-style-name="List_20_Paragraph" style:list-style-name="L1"/>
    <style:style style:name="P3" style:family="paragraph" style:parent-style-name="List_20_Paragraph" style:list-style-name="L1">
      <style:text-properties fo:font-size="10pt" style:font-size-asian="10pt" style:font-size-complex="10pt"/>
    </style:style>
    <style:style style:name="P4" style:family="paragraph" style:parent-style-name="List_20_Paragraph" style:list-style-name="L2">
      <style:text-properties fo:font-size="10pt" style:font-size-asian="10pt" style:font-size-complex="10pt"/>
    </style:style>
    <style:style style:name="P5" style:family="paragraph" style:parent-style-name="List_20_Paragraph" style:list-style-name="L2">
      <style:text-properties fo:font-size="10pt" officeooo:rsid="001a9010" officeooo:paragraph-rsid="001a9010" style:font-size-asian="10pt" style:font-size-complex="10pt"/>
    </style:style>
    <style:style style:name="P6" style:family="paragraph" style:parent-style-name="List_20_Paragraph" style:list-style-name="L1" style:master-page-name="MP0">
      <style:paragraph-properties style:page-number="auto" fo:break-before="pag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a901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02305082322115249" text:style-name="L1">
        <text:list-item>
          <text:p text:style-name="P6">Спонсор проекту: Мороз Євгеній Олександрович (виконавець курсової роботи).</text:p>
        </text:list-item>
      </text:list>
      <text:p text:style-name="P1"/>
      <text:list xml:id="list234559052859366" text:continue-numbering="true" text:style-name="L1">
        <text:list-item>
          <text:p text:style-name="P3">Бізнес потреба: <text:span text:style-name="T2">зберегти потрібну інформацію про друзів користувача у зручному вигляді та за модливості здійснити імпорт уже існючих друзів з Facebook.</text:span></text:p>
        </text:list-item>
      </text:list>
      <text:p text:style-name="P1"/>
      <text:list xml:id="list234558644368769" text:continue-numbering="true" text:style-name="L1">
        <text:list-item>
          <text:p text:style-name="P3">Бізнес вимоги:</text:p>
        </text:list-item>
      </text:list>
      <text:list xml:id="list6582649819446955084" text:style-name="L2">
        <text:list-item>
          <text:p text:style-name="P4">Надає онлайн - доступ до інформації.</text:p>
        </text:list-item>
        <text:list-item>
          <text:p text:style-name="P5">Дозволяє зберігати інформацію про друзів.</text:p>
        </text:list-item>
        <text:list-item>
          <text:p text:style-name="P4">Впорядковує потрібні данні у зручний для сприйняття формат.</text:p>
        </text:list-item>
      </text:list>
      <text:p text:style-name="P1"/>
      <text:list xml:id="list233911968744869" text:style-name="L1">
        <text:list-item>
          <text:p text:style-name="P3">Бізнес вигоди: <text:span text:style-name="T2">можливість додати контекстну рекламу.</text:span></text:p>
        </text:list-item>
      </text:list>
      <text:p text:style-name="P1"/>
      <text:list xml:id="list234559698059111" text:continue-numbering="true" text:style-name="L1">
        <text:list-item>
          <text:p text:style-name="P2"><text:span text:style-name="Default_20_Paragraph_20_Font"><text:span text:style-name="T1">Граничний термін розробки: 25.05.2018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Жека Мороз</meta:initial-creator>
    <meta:creation-date>2018-02-24T18:10:00Z</meta:creation-date>
    <dc:date>2018-03-09T23:45:57.741135424</dc:date>
    <meta:editing-cycles>2</meta:editing-cycles>
    <meta:editing-duration>PT6M46S</meta:editing-duration>
    <meta:document-statistic meta:table-count="0" meta:image-count="0" meta:object-count="0" meta:page-count="1" meta:paragraph-count="8" meta:word-count="68" meta:character-count="478" meta:non-whitespace-character-count="426"/>
    <meta:template xlink:type="simple" xlink:actuate="onRequest" xlink:title="" xlink:href="Normal.dotm"/>
  </office:meta>
</office:document-meta>
</file>